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to <text:a xlink:type="simple" xlink:href="http://" text:style-name="Internet_20_link" text:visited-style-name="Visited_20_Internet_20_Link">tata</text:a> titi</text:p>
      <text:p text:style-name="Standard"><text:span text:style-name="T1">toto</text:span> <text:a xlink:type="simple" xlink:href="http://" text:style-name="Internet_20_link" text:visited-style-name="Visited_20_Internet_20_Link">tata</text:a> titi</text:p>
      <text:p text:style-name="Standard">toto <text:span text:style-name="T1"><text:s/></text:span><text:a xlink:type="simple" xlink:href="http://" text:style-name="Internet_20_link" text:visited-style-name="Visited_20_Internet_20_Link"><text:span text:style-name="T1">tata </text:span></text:a><text:a xlink:type="simple" xlink:href="http://" text:style-name="Internet_20_link" text:visited-style-name="Visited_20_Internet_20_Link"><text:s/>titi</text:a></text:p>
      <text:p text:style-name="Standard">toto <text:span text:style-name="T1">tata </text:span><text:a xlink:type="simple" xlink:href="http://" text:style-name="Internet_20_link" text:visited-style-name="Visited_20_Internet_20_Link"><text:span text:style-name="T1">titi</text:span></text:a><text:a xlink:type="simple" xlink:href="http://" text:style-name="Internet_20_link" text:visited-style-name="Visited_20_Internet_20_Link"> tutu</text:a></text:p>
      <text:p text:style-name="Standard">toto <text:span text:style-name="T1">tata </text:span><text:a xlink:type="simple" xlink:href="http://" text:style-name="Internet_20_link" text:visited-style-name="Visited_20_Internet_20_Link"><text:span text:style-name="T1">titi</text:span></text:a><text:a xlink:type="simple" xlink:href="http://" text:style-name="Internet_20_link" text:visited-style-name="Visited_20_Internet_20_Link"> </text:a><text:a xlink:type="simple" xlink:href="http://" text:style-name="Internet_20_link" text:visited-style-name="Visited_20_Internet_20_Link"><text:span text:style-name="T2">tutu</text:span></text:a><text:span text:style-name="T2"> ty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9T15:08:10</meta:creation-date>
    <dc:date>2009-08-25T18:15:37</dc:date>
    <meta:editing-duration>PT00H03M34S</meta:editing-duration>
    <meta:editing-cycles>3</meta:editing-cycles>
    <meta:generator>LibreOffice/6.0.3.2$MacOSX_X86_64 LibreOffice_project/8f48d515416608e3a835360314dac7e47fd0b821</meta:generator>
    <meta:document-statistic meta:table-count="0" meta:image-count="0" meta:object-count="0" meta:page-count="1" meta:paragraph-count="5" meta:word-count="18" meta:character-count="87" meta:non-whitespace-character-count="72"/>
  </office:meta>
</office:document-meta>
</file>